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5841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58415" officeooo:paragraph-rsid="000b72e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740a3" officeooo:paragraph-rsid="000740a3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740a3" officeooo:paragraph-rsid="001201df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1201df" officeooo:paragraph-rsid="001201df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0f1a21" officeooo:paragraph-rsid="000f1a21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0f1a21" officeooo:paragraph-rsid="001201df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weight="bold" officeooo:rsid="00058415" officeooo:paragraph-rsid="00058415" style:font-size-asian="24pt" style:font-weight-asian="bold" style:font-size-complex="2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058415" officeooo:paragraph-rsid="000f1a21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1201df" officeooo:paragraph-rsid="001201df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1497b0" officeooo:paragraph-rsid="0005841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9211e" loext:opacity="100%" fo:font-size="18pt" fo:font-weight="bold" officeooo:rsid="000f1a21" officeooo:paragraph-rsid="0015e5ba" style:font-size-asian="18pt" style:font-weight-asian="bold" style:font-size-complex="18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f1a21"/>
    </style:style>
    <style:style style:name="T3" style:family="text">
      <style:text-properties officeooo:rsid="0021706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 fo:font-weight="normal" officeooo:rsid="00180c6b" style:font-weight-asian="normal" style:font-weight-complex="normal"/>
    </style:style>
    <style:style style:name="T6" style:family="text">
      <style:text-properties style:text-underline-style="none" fo:font-weight="normal" officeooo:rsid="002881f0" style:font-weight-asian="normal" style:font-weight-complex="normal"/>
    </style:style>
    <style:style style:name="T7" style:family="text">
      <style:text-properties officeooo:rsid="000740a3"/>
    </style:style>
    <style:style style:name="T8" style:family="text">
      <style:text-properties officeooo:rsid="001497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NORMALIZACIÓN <text:span text:style-name="T2">DE </text:span><text:span text:style-name="T3">MIRAVEREDA</text:span></text:p>
      <text:p text:style-name="P1"/>
      <text:p text:style-name="P9">Primera forma normal (1FN)</text:p>
      <text:p text:style-name="P2"/>
      <text:p text:style-name="P12"/>
      <text:p text:style-name="P13">NADA HA SIDO MODIFICADO</text:p>
      <text:p text:style-name="P2"/>
      <text:p text:style-name="P2"/>
      <text:p text:style-name="P9">Segunda forma normal (2FN)</text:p>
      <text:p text:style-name="P2"/>
      <text:p text:style-name="P7">NADA HA SIDO MODIFICADO</text:p>
      <text:p text:style-name="P3"/>
      <text:p text:style-name="P3"/>
      <text:p text:style-name="P9">Tercera forma normal (3FN)</text:p>
      <text:p text:style-name="P9"/>
      <text:p text:style-name="P8">NADA HA SIDO MODIFICAD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8:52:46.387066414</meta:creation-date>
    <meta:generator>LibreOffice/7.0.4.2$Linux_X86_64 LibreOffice_project/00$Build-2</meta:generator>
    <dc:date>2024-05-15T17:52:30.061356366</dc:date>
    <meta:editing-duration>PT5H2M55S</meta:editing-duration>
    <meta:editing-cycles>7</meta:editing-cycles>
    <meta:document-statistic meta:table-count="0" meta:image-count="0" meta:object-count="0" meta:page-count="1" meta:paragraph-count="7" meta:word-count="27" meta:character-count="174" meta:non-whitespace-character-count="154"/>
  </office:meta>
</office:document-meta>
</file>